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d28e" officeooo:paragraph-rsid="0012d28e"/>
    </style:style>
    <style:style style:name="P2" style:family="paragraph" style:parent-style-name="Standard">
      <style:text-properties officeooo:rsid="001324fe" officeooo:paragraph-rsid="001324fe"/>
    </style:style>
    <style:style style:name="P3" style:family="paragraph" style:parent-style-name="Standard">
      <style:text-properties officeooo:rsid="0013588c" officeooo:paragraph-rsid="0013588c"/>
    </style:style>
    <style:style style:name="P4" style:family="paragraph" style:parent-style-name="Standard">
      <style:text-properties officeooo:rsid="001514b8" officeooo:paragraph-rsid="001514b8"/>
    </style:style>
    <style:style style:name="P5" style:family="paragraph" style:parent-style-name="Standard">
      <style:text-properties officeooo:rsid="0015b99c" officeooo:paragraph-rsid="0015b99c"/>
    </style:style>
    <style:style style:name="P6" style:family="paragraph" style:parent-style-name="Standard">
      <style:text-properties officeooo:paragraph-rsid="001780a5"/>
    </style:style>
    <style:style style:name="P7" style:family="paragraph" style:parent-style-name="Standard">
      <style:text-properties officeooo:paragraph-rsid="001a1740"/>
    </style:style>
    <style:style style:name="P8" style:family="paragraph" style:parent-style-name="Standard">
      <style:text-properties officeooo:paragraph-rsid="001b59c0"/>
    </style:style>
    <style:style style:name="P9" style:family="paragraph" style:parent-style-name="Standard">
      <style:text-properties officeooo:paragraph-rsid="001b61d9"/>
    </style:style>
    <style:style style:name="P10" style:family="paragraph" style:parent-style-name="Standard">
      <style:text-properties fo:language="en" fo:country="GB" officeooo:rsid="001b61d9" officeooo:paragraph-rsid="001a1740"/>
    </style:style>
    <style:style style:name="P11" style:family="paragraph" style:parent-style-name="Title">
      <style:text-properties officeooo:rsid="001a1740" officeooo:paragraph-rsid="001a1740"/>
    </style:style>
    <style:style style:name="P12" style:family="paragraph" style:parent-style-name="Auteur">
      <style:text-properties officeooo:rsid="00124d7f" officeooo:paragraph-rsid="00124d7f"/>
    </style:style>
    <style:style style:name="P13" style:family="paragraph" style:parent-style-name="keywords">
      <style:text-properties officeooo:rsid="00124d7f" officeooo:paragraph-rsid="00124d7f"/>
    </style:style>
    <style:style style:name="P14" style:family="paragraph" style:parent-style-name="Standard" style:list-style-name="L1">
      <style:text-properties officeooo:rsid="001324fe" officeooo:paragraph-rsid="001324fe"/>
    </style:style>
    <style:style style:name="P15" style:family="paragraph" style:parent-style-name="Standard">
      <style:text-properties fo:language="en" fo:country="GB" officeooo:rsid="001a1740" officeooo:paragraph-rsid="001a1740"/>
    </style:style>
    <style:style style:name="P16" style:family="paragraph" style:parent-style-name="Standard">
      <style:text-properties fo:language="en" fo:country="GB" officeooo:rsid="00202b19" officeooo:paragraph-rsid="00202b19"/>
    </style:style>
    <style:style style:name="P17" style:family="paragraph" style:parent-style-name="Heading_20_2">
      <style:text-properties officeooo:rsid="00124d7f" officeooo:paragraph-rsid="00124d7f"/>
    </style:style>
    <style:style style:name="P18" style:family="paragraph" style:parent-style-name="Heading_20_3">
      <style:text-properties officeooo:rsid="00124d7f" officeooo:paragraph-rsid="00124d7f"/>
    </style:style>
    <style:style style:name="P19" style:family="paragraph" style:parent-style-name="Heading_20_1">
      <style:text-properties officeooo:rsid="00124d7f" officeooo:paragraph-rsid="00124d7f"/>
    </style:style>
    <style:style style:name="P20" style:family="paragraph" style:parent-style-name="Heading_20_1">
      <style:text-properties fo:language="en" fo:country="GB"/>
    </style:style>
    <style:style style:name="P21" style:family="paragraph" style:parent-style-name="Title" style:master-page-name="First_20_Page">
      <style:paragraph-properties style:page-number="auto"/>
      <style:text-properties officeooo:rsid="001a1740" officeooo:paragraph-rsid="001a1740"/>
    </style:style>
    <style:style style:name="T1" style:family="text">
      <style:text-properties fo:background-color="#ffffff" loext:char-shading-value="0"/>
    </style:style>
    <style:style style:name="T2" style:family="text">
      <style:text-properties officeooo:rsid="00124d7f" fo:background-color="#ffffff" loext:char-shading-value="0"/>
    </style:style>
    <style:style style:name="T3" style:family="text">
      <style:text-properties fo:language="en" fo:country="GB"/>
    </style:style>
    <style:style style:name="T4" style:family="text">
      <style:text-properties fo:language="en" fo:country="GB" officeooo:rsid="001a1740" text:display="none"/>
    </style:style>
    <style:style style:name="T5" style:family="text">
      <style:text-properties fo:language="en" fo:country="GB" officeooo:rsid="001a1740"/>
    </style:style>
    <style:style style:name="T6" style:family="text">
      <style:text-properties fo:language="en" fo:country="GB" officeooo:rsid="001b61d9"/>
    </style:style>
    <style:style style:name="T7" style:family="text">
      <style:text-properties officeooo:rsid="0012d28e"/>
    </style:style>
    <style:style style:name="T8" style:family="text">
      <style:text-properties officeooo:rsid="001324fe"/>
    </style:style>
    <style:style style:name="T9" style:family="text">
      <style:text-properties officeooo:rsid="0013588c"/>
    </style:style>
    <style:style style:name="T10" style:family="text">
      <style:text-properties officeooo:rsid="001514b8"/>
    </style:style>
    <style:style style:name="T11" style:family="text">
      <style:text-properties officeooo:rsid="001780a5"/>
    </style:style>
    <style:style style:name="T12" style:family="text">
      <style:text-properties officeooo:rsid="001b2b61"/>
    </style:style>
    <style:style style:name="T13" style:family="text">
      <style:text-properties fo:language="de" fo:country="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munity proofreading </text:p>
      <text:p text:style-name="P11">as a tool for community engagement </text:p>
      <text:p text:style-name="P11">A quantitative analysis</text:p>
      <text:p text:style-name="P12">Sebastian Nordhoff</text:p>
      <text:p text:style-name="Description_20_Auteur"><text:span text:style-name="T2">Language Science Press</text:span><text:span text:style-name="T1"><text:line-break/></text:span><text:span text:style-name="T2">sebastian.nordhoff@langsci-press.org</text:span></text:p>
      <text:p text:style-name="Abstract">Text of the abstract</text:p>
      <text:p text:style-name="P13">Community Proofreading, Community Engagement, Paperhive, Evaluation</text:p>
      <text:h text:style-name="P19" text:outline-level="1">Enlarging the scope of Open Access <text:span text:style-name="T7">to Open Publishing</text:span></text:h>
      <text:p text:style-name="P9"><text:span text:style-name="T7">One of the main motivations of Open Access has been to make scientific findings available for everyone to read. This was complemented later by desires to allow everybody to furthermore reuse, redistribute, and adapt the content, in « </text:span><text:span text:style-name="T13">any digital medium for any responsible purpose, subject to proper attribution of authorship</text:span><text:span text:style-name="T7"> » (Berlin Declaration on Open Access). Open Publishing takes this further as it pushes for open availability of workflows, business models, business figures and analytical insights (Caux 2017, Nordhoff 2018a). This paper will share the insights of organising proofreading/copy-editing in a community-based fashion. It will specifiy the organisational setup, the software implementation and provide quantitative data for evaluation. </text:span></text:p>
      <text:h text:style-name="P17" text:outline-level="2">Community</text:h>
      <text:p text:style-name="P1">Bibliodiversity is defined as a complex system of various actors which assume various roles. They might be readers on Monday, authors on Tuesday, and reviewers on Wednesday. More junior researchers might more often assume the reader’s role, taking up the other roles more frequently as their career progresses. A community-based publisher relies on this ecosystem and tries to integrate researchers at different stages of their career, <text:span text:style-name="T8">finding tasks for everybody at their respective level. The inclusion of junior </text:span><text:soft-page-break/><text:span text:style-name="T8">researchers empowers them on the one hand, and leads to a higher identification with the community-based publisher on the other.</text:span></text:p>
      <text:p text:style-name="P2">For new publishers, community engagement is an important task. This paper will show how crowdsourcing the proofreading process can be used to engage the community and make them adapt the new platform as « their » platform. </text:p>
      <text:h text:style-name="P18" text:outline-level="3">Language Science Press</text:h>
      <text:p text:style-name="P2">Language Science Press is a community-based publisher, which has published more than 80 open access linguistics books since 2014. Language Science Press is committed to openness. Next to the pdfs, Language Science Press shares the LaTeX source code of all books, the original graphics in high resolution, all software they produce, their workflows, their business model, and most of their business figures (Nordhoff 2018ab). </text:p>
      <text:h text:style-name="P18" text:outline-level="3">LangSci workflow</text:h>
      <text:p text:style-name="P2">Language Science Press has a collaborative workflow, with a records-of-versions approach. The following versions are distinguished :</text:p>
      <text:list xml:id="list4122343649602697381" text:style-name="L1">
        <text:list-item>
          <text:p text:style-name="P14">Submission version</text:p>
        </text:list-item>
        <text:list-item>
          <text:p text:style-name="P14">(Optional Open Review version)</text:p>
        </text:list-item>
        <text:list-item>
          <text:p text:style-name="P14">Community proofreading version</text:p>
        </text:list-item>
        <text:list-item>
          <text:p text:style-name="P14">First edition</text:p>
        </text:list-item>
        <text:list-item>
          <text:p text:style-name="P14">Subsequent editions</text:p>
        </text:list-item>
      </text:list>
      <text:p text:style-name="P2">All versions after the Open Review version are publicly available for inspection and commenting on PaperHive. <text:span text:style-name="T9">This paper will focus on the way from the community proofreading version to the first edition.</text:span></text:p>
      <text:h text:style-name="P18" text:outline-level="3"><text:soft-page-break/>Community proofreading</text:h>
      <text:p text:style-name="P3">The traditional setup in linguistics publishing is that the publisher hires a copy-editor to go over the book. The copy-editor will send an annotated document to the author. Annotations focus on language and the application of the publisher’s style sheets. Copy-editors may or may not be specialists in the particular subfield the book covers. Most copy-editors probably have special training for their task, but this is normally not disclosed by the publishers. Copy-editing is work-for-hire. </text:p>
      <text:p text:style-name="P3">Community proofreading takes a different approach : crowd-sourcing. Instead of recruting a specialist in grammar and style, the manuscript to be published is offered to a pool of interested linguists in its final draft form for « sneak preview ». Everyone who is interested can comment. <text:span text:style-name="T10">Proofreaders get early access to new research in return for commenting on typos, errors or possible misunderstandings. Since the population of proofreaders is very similar to the population of actual readers of the final book, the issues they mention are the ones which are indeed the ones which might confuse the final readership. They might not spot all Oxford commas, but they will spot sentences or passages which are hard to understand, even if, from a purely technical point of view, they respect all guidelines and manuals. </text:span></text:p>
      <text:p text:style-name="P4">Community proofreading is voluntary work. As such, only small portions of a book are assigned to every proofreader (typically 1 chapter). For a book with 8 chapters, the aim would be to have 16 proofreaders (2 per chapter). The redundancy is needed for drop-outs or to compensate for low quality. </text:p>
      <text:p text:style-name="P4">Language Science Press has built up a pool of 350 proofreaders. Every other week, a new title is announced to the proofreaders list. Interested community members then have 2 days to volunteer and claim a chapter. The coordinator assigns the chapter and takes care that chapters are covered equally, and that the thematic wishes of the volunteers are respected. </text:p>
      <text:p text:style-name="P4">All proofreaders work on PaperHive, where they annotate the same document. The proofreading phase lasts 4 weeks. After 4 weeks, proofreading is closed and the comments are made available to the author. </text:p>
      <text:h text:style-name="P18" text:outline-level="3"><text:soft-page-break/>Study</text:h>
      <text:p text:style-name="P8"><text:span text:style-name="T10">After the description of the setup, let’s turn to evaluation. We can distinguish two types of areas to evaluate : the quantity and quality of annotations, and the question whether community proofreading leads to a higher engagement with the press. A qualitative analysis of community proofreading has been provided by Westedt (2018). She <text:s/>looked at a sample of book chapters and categorised all comments she found into grammar, style, references, content and so on. One basic finding of hers is that community proofreading actually goes beyond traditional copy-editing in that many comments <text:s/>pertain to content issues on a very specialised level. This paper complements Westedt’s findings with quantitative data. All comments for all books until 2018 were retrieved and analysed (34724 comments in 45 books). The basic findings are : the average number of comments per page is 2.28. The book with the most comments is « A grammar of Pichi » with 1669 comments. Most comments per page are for «</text:span>Dual aspectual forms and event structure in Caribbean English Creoles » <text:span text:style-name="T12">with 5.8 per page. Proofreaders BlFY649Daf-P and juZVRNWn_mDK are the most devoted ones, having worked on 22 books out of 45. The average length of a comment is 31 characters. The final paper will explore more hypotheses, e.g. whether proofreaders can be clustered into types according to how they comment. One can hypothesise that some proofreaders will concentrate on spelling and punctuation and have many short comments, while others focus on content, and will have fewer comments, which are longer. Another hypothesis to test is that the length of proofreading comments will diminish as the proofreader moves along, due to repetition of previous remarks as « see above ». </text:span></text:p>
      <text:p text:style-name="P5">The study of comments is complemented by a study of shifting roles within the LangSci ecosystem. Are the sets of proofreaders and authors disjunct, or are there researchers which form part of both groups ? If so, is it the case that proofreaders become authors, or is it the case that authors want to return the proofreading services they received and become proofreaders ? Preliminary evidence suggests that both directions exist. The final paper will substantiate this with quantitative evidence.</text:p>
      <text:h text:style-name="P18" text:outline-level="3">Conclusions</text:h>
      <text:p text:style-name="P6"><text:span text:style-name="T11">Community proofreading is a novel way of engaging the community, inscribed in the context of Open Publishing. It is only possible for Open Access publications since there is no need to artificially restrict access to content in order to monetise it. The implementation has proved to be workable and has been used by more than 100 researchers. Qualitative findings suggest that community proofreading can compare to traditional forms of proofreading, and covers similar areas. This being said, community </text:span><text:soft-page-break/><text:span text:style-name="T11">proofreading is not simply a cheapy substitute for traditional copy-editing. It has its own strengths (content) and weaknesses (consistency), and, depending on a particular use case, one or the other approach might be more appropriate. Given the open nature of the process, the data is available for quantitative analysis, allowing other publishing projects to profit from the LangSci experiences. Quantitative data suggests that good community proofreading can achieve good coverage, and that different types of proofreaders can be distinguished. The data furthermore show that there is a flow back and forth between the group of authors and the group of proofreaders, indicating a healthy ecosystems where researchers from different backgrounds at different stages of their career contribute their respective expertises to creating and improving manuscripts.</text:span></text:p>
      <text:h text:style-name="P20" text:outline-level="1">References <text:bookmark text:name="_PictureBullets"/></text:h>
      <text:p text:style-name="P10">Nordhoff, Sebastian. 2018a. Cookbook for Open Access books. Berlin: Language Science Press. http://doi.org/10.5281/zenodo.1286925</text:p>
      <text:p text:style-name="P10">Nordhoff, Sebastian. 2018b. Language Science Press business model. Berlin: Language Science Press. http://doi.org/10.5281/zenodo.1286972</text:p>
      <text:p text:style-name="P9"><text:span text:style-name="T5">Westedt, </text:span><text:span text:style-name="T6">Lole. 2018. </text:span><text:span text:style-name="Strong_20_Emphasis"><text:span text:style-name="Emphasis"><text:span text:style-name="T6">Community Proofreading am Beispiel Language Science Press: „Gratis-Korrekturlesen“ oder auch inhaltlich anreichernd? Unpublished BA thesis Humboldt Universität Berlin. https://paperhive.org/documents/items/Tjjj5pQKj2ci</text:span></text:span></text:span></text:p>
      <text:p text:style-name="P9"><text:span text:style-name="T5">Caux, </text:span><text:span text:style-name="T6">Jean-Sébastien. 2018. <text:s/></text:span><text:span text:style-name="T3">Noble metals for a noble cause.<text:line-break/></text:span><text:span text:style-name="T6">https://jscaux.org/blog/post/2017/09/20/noble-metals-noble-cause/</text:span></text:p>
      <text:p text:style-name="P15">Ross-Hellauer</text:p>
      <text:p text:style-name="P16">Limit 5600 words (~20 pages)</text:p>
      <text:p text:style-name="P7"><text:span text:style-name="Internet_20_link"><text:span text:style-name="T4">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20%"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166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in" fo:margin-right="0.1181in" fo:margin-top="0.0835in" fo:margin-bottom="0.0835in" loext:contextual-spacing="false" fo:text-align="start" style:justify-single-word="false" fo:text-indent="0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in" fo:margin-right="0.2362in" fo:text-indent="0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in" fo:margin-right="0.3543in" fo:text-indent="0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in" fo:margin-right="0.472in" fo:text-indent="0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in" fo:margin-right="0.5909in" fo:text-indent="0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7091in" fo:margin-top="0.0835in" fo:margin-bottom="0.0835in" loext:contextual-spacing="false" fo:text-indent="0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in" fo:margin-right="0.8272in" fo:text-indent="0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in" fo:margin-right="0.9453in" fo:margin-top="0.1665in" fo:margin-bottom="0.0417in" loext:contextual-spacing="false" fo:text-indent="0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style:font-family-generic="roman" style:font-pitch="variable" fo:font-size="14pt" fo:font-style="italic" fo:font-weight="bold" style:font-size-asian="14pt" style:font-style-asian="italic" style:font-weight-asian="bold" style:font-name-complex="New York" style:font-family-complex="'New York'"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Tableau_20_Grille_a0_2" style:display-name="Tableau Grille 2" style:family="paragraph" style:parent-style-name="Standard"/>
    <style:style style:name="Footnote" style:family="paragraph" style:parent-style-name="Standard" style:class="extra">
      <style:text-properties fo:font-size="10pt" style:font-size-asian="10pt" style:font-size-complex="10pt"/>
    </style:style>
    <style:style style:name="Grille_20_couleur_20_-_20_Accent_20_1" style:display-name="Grille couleur - Accent 1" style:family="paragraph" style:parent-style-name="Standard" style:next-style-name="Standard">
      <style:paragraph-properties fo:margin-left="0.7874in" fo:margin-right="0.7874in" fo:text-indent="0in" style:auto-text-indent="false"/>
      <style:text-properties fo:font-size="10pt" style:font-size-asian="10pt" style:font-style-complex="italic"/>
    </style:style>
    <style:style style:name="MotsCles" style:family="paragraph" style:parent-style-name="Auteur"/>
    <style:style style:name="Periode" style:family="paragraph" style:parent-style-name="MotsCles"/>
    <style:style style:name="Puces" style:family="paragraph" style:parent-style-name="Standard">
      <style:text-properties fo:font-size="10pt" style:font-size-asian="10pt"/>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Cles"/>
    <style:style style:name="NDLR" style:family="paragraph" style:parent-style-name="Standard">
      <style:paragraph-properties fo:margin-left="0.3937in" fo:margin-right="0.3937in" fo:margin-top="0.028in" fo:margin-bottom="0.028in" loext:contextual-spacing="false" fo:text-indent="0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Tableau_20_Grille_a0_2" style:next-style-name="Standard">
      <style:text-properties fo:color="#800080"/>
    </style:style>
    <style:style style:name="Surtitre" style:family="paragraph" style:parent-style-name="Sub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couleur_20_-_20_Accent_20_1" style:display-name="Liste couleur - Accent 1" style:family="paragraph" style:parent-style-name="Standard">
      <style:paragraph-properties fo:margin-left="0.5in" fo:margin-right="0in" fo:margin-top="0.1665in" fo:margin-bottom="0.139in" loext:contextual-spacing="false" fo:line-height="115%" fo:text-align="start" style:justify-single-word="false" fo:text-indent="0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pitch="variable" fo:font-size="10pt" style:font-size-asian="10pt" style:font-name-complex="Tahoma" style:font-family-complex="Tahoma" style:font-pitch-complex="variable" style:font-size-complex="10pt"/>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line-height="150%" fo:text-indent="0in" style:auto-text-indent="false"/>
      <style:text-properties fo:font-size="10pt" style:font-size-asian="10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in" style:auto-text-indent="false"/>
    </style:style>
    <style:style style:name="NDLA" style:family="paragraph" style:parent-style-name="Standard">
      <style:paragraph-properties fo:margin-left="0.3937in" fo:margin-right="0.3937in" fo:margin-top="0.028in" fo:margin-bottom="0.028in" loext:contextual-spacing="false" fo:text-indent="0in" style:auto-text-indent="false"/>
    </style:style>
    <style:style style:name="Code" style:family="paragraph" style:parent-style-name="Standard">
      <style:paragraph-properties fo:margin-left="0.7874in" fo:margin-right="0.7874in" fo:margin-top="0.028in" fo:margin-bottom="0.028in" loext:contextual-spacing="false" fo:text-indent="0in" style:auto-text-indent="false"/>
      <style:text-properties style:font-name="Verdana" fo:font-family="Verdana" style:font-pitch="variable" fo:font-size="10pt" style:font-size-asian="10pt"/>
    </style:style>
    <style:style style:name="Title_20__28_en_29_" style:display-name="Title (en)" style:family="paragraph" style:parent-style-name="Auteur" style:next-style-name="Auteur">
      <style:text-properties style:letter-kerning="true" style:font-name-complex="Arial" style:font-family-complex="Arial" style:font-family-generic-complex="swiss" style:font-pitch-complex="variable"/>
    </style:style>
    <style:style style:name="Titolo_20__28_it_29_" style:display-name="Titolo (it)" style:family="paragraph" style:parent-style-name="Auteur" style:next-style-name="Auteur">
      <style:text-properties style:letter-kerning="true" style:font-name-complex="Arial" style:font-family-complex="Arial" style:font-family-generic-complex="swiss" style:font-pitch-complex="variable"/>
    </style:style>
    <style:style style:name="Titulo_20__28_es_29_" style:display-name="Titulo (es)" style:family="paragraph" style:parent-style-name="Auteur" style:next-style-name="Auteur">
      <style:text-properties style:letter-kerning="true" style:font-name-complex="Arial" style:font-family-complex="Arial" style:font-family-generic-complex="swiss" style:font-pitch-complex="variable"/>
    </style:style>
    <style:style style:name="Titel_20__28_de_29_" style:display-name="Titel (de)" style:family="paragraph" style:parent-style-name="Auteur" style:next-style-name="Auteur">
      <style:text-properties style:letter-kerning="true" style:font-name-complex="Arial" style:font-family-complex="Arial" style:font-family-generic-complex="swiss" style:font-pitch-complex="variabl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Auteur" style:next-style-name="Auteur">
      <style:text-properties style:letter-kerning="true" style:font-name-complex="Arial" style:font-family-complex="Arial" style:font-family-generic-complex="swiss" style:font-pitch-complex="variable"/>
    </style:style>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Keywords" style:family="paragraph" style:parent-style-name="MotsCles"/>
    <style:style style:name="Palabrasclaves" style:family="paragraph" style:parent-style-name="Keywords"/>
    <style:style style:name="encadre" style:family="paragraph" style:parent-style-name="Grille_20_couleur_20_-_20_Accent_20_1">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1665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1665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style:font-family-generic="roman" style:font-pitch="variable" fo:font-size="16pt" fo:font-weight="bold" style:font-size-asian="16pt" style:font-weight-asian="bold" style:font-name-complex="New York" style:font-family-complex="'New York'"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1665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style:font-family-generic-complex="roman" style:font-pitch-complex="variable" fo:hyphenate="false" fo:hyphenation-remain-char-count="2" fo:hyphenation-push-char-count="2"/>
    </style:style>
    <style:style style:name="Normal_20__28_web_29_" style:display-name="Normal (web)" style:family="paragraph" style:parent-style-name="Standard"/>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Adresse_20_HTML" style:display-name="Adresse HTML" style:family="paragraph" style:parent-style-name="Standard">
      <style:text-properties fo:font-style="italic" style:font-style-asian="italic" style:font-style-complex="italic"/>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msonormal" style:family="paragraph" style:parent-style-name="Standard"/>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a0_4" style:display-name="Index 4" style:family="paragraph" style:parent-style-name="Standard" style:next-style-name="Standard">
      <style:paragraph-properties fo:margin-left="0.6665in" fo:margin-right="0in" fo:text-indent="-0.1665in" style:auto-text-indent="false"/>
    </style:style>
    <style:style style:name="Index_a0_5" style:display-name="Index 5" style:family="paragraph" style:parent-style-name="Standard" style:next-style-name="Standard">
      <style:paragraph-properties fo:margin-left="0.8335in" fo:margin-right="0in" fo:text-indent="-0.1665in" style:auto-text-indent="false"/>
    </style:style>
    <style:style style:name="Index_a0_6" style:display-name="Index 6" style:family="paragraph" style:parent-style-name="Standard" style:next-style-name="Standard">
      <style:paragraph-properties fo:margin-left="1in" fo:margin-right="0in" fo:text-indent="-0.1665in" style:auto-text-indent="false"/>
    </style:style>
    <style:style style:name="Index_a0_7" style:display-name="Index 7" style:family="paragraph" style:parent-style-name="Standard" style:next-style-name="Standard">
      <style:paragraph-properties fo:margin-left="1.1665in" fo:margin-right="0in" fo:text-indent="-0.1665in" style:auto-text-indent="false"/>
    </style:style>
    <style:style style:name="Index_a0_8" style:display-name="Index 8" style:family="paragraph" style:parent-style-name="Standard" style:next-style-name="Standard">
      <style:paragraph-properties fo:margin-left="1.3335in" fo:margin-right="0in" fo:text-indent="-0.1665in" style:auto-text-indent="false"/>
    </style:style>
    <style:style style:name="Index_a0_9" style:display-name="Index 9" style:family="paragraph" style:parent-style-name="Standard" style:next-style-name="Standard">
      <style:paragraph-properties fo:margin-left="1.5in" fo:margin-right="0in" fo:text-indent="-0.1665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des_20_illustrations" style:display-name="Table des illustrations" style:family="paragraph" style:parent-style-name="Standard" style:next-style-name="Standard"/>
    <style:style style:name="Addressee" style:family="paragraph" style:parent-style-name="Standard" style:class="extra">
      <style:paragraph-properties fo:margin-left="1.9689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able_20_des_20_références_20_juridiques" style:display-name="Table des références juridiques" style:family="paragraph" style:parent-style-name="Standard" style:next-style-name="Standard">
      <style:paragraph-properties fo:margin-left="0.1665in" fo:margin-right="0in" fo:text-indent="-0.1665in" style:auto-text-indent="false"/>
    </style:style>
    <style:style style:name="Texte_20_de_20_macro" style:display-name="Texte de macro" style:family="paragraph">
      <style:paragraph-properties fo:margin-left="0in" fo:margin-right="0in" fo:text-align="justify" style:justify-single-word="false" fo:orphans="2" fo:widows="2" fo:text-indent="0.1972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pitch="variable" fo:font-size="10pt" fo:language="fr" fo:country="FR" style:font-name-asian="Arial" style:font-family-asian="Arial" style:font-family-generic-asian="swiss" style:font-pitch-asian="variable" style:font-size-asian="10pt" style:font-name-complex="Courier New" style:font-family-complex="'Courier New'" style:font-pitch-complex="variable" style:font-size-complex="10pt" style:language-complex="ar" style:country-complex="SA"/>
    </style:style>
    <style:style style:name="Titre_20_TR" style:display-name="Titre TR" style:family="paragraph" style:parent-style-name="Standard" style:next-style-name="Standard">
      <style:paragraph-properties fo:margin-top="0.0835in" fo:margin-bottom="0.166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e_20_à_20_puces" style:display-name="Liste à puce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à_20_numéros" style:display-name="Liste à numéro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puces_20_2" style:display-name="Liste à puces 2" style:family="paragraph" style:parent-style-name="Standard" style:list-style-name="WW8Num18">
      <style:paragraph-properties fo:margin-left="0.4465in" fo:margin-right="0in" fo:text-indent="0in" style:auto-text-indent="false">
        <style:tab-stops>
          <style:tab-stop style:position="0.4465in"/>
        </style:tab-stops>
      </style:paragraph-properties>
    </style:style>
    <style:style style:name="Liste_20_à_20_puces_20_3" style:display-name="Liste à puces 3" style:family="paragraph" style:parent-style-name="Standard" style:list-style-name="WW8Num20">
      <style:paragraph-properties fo:margin-left="0.6429in" fo:margin-right="0in" fo:text-indent="0in" style:auto-text-indent="false">
        <style:tab-stops>
          <style:tab-stop style:position="0.6429in"/>
        </style:tab-stops>
      </style:paragraph-properties>
    </style:style>
    <style:style style:name="Liste_20_à_20_puces_20_4" style:display-name="Liste à puces 4" style:family="paragraph" style:parent-style-name="Standard" style:list-style-name="WW8Num13">
      <style:paragraph-properties fo:margin-left="0.8398in" fo:margin-right="0in" fo:text-indent="0in" style:auto-text-indent="false">
        <style:tab-stops>
          <style:tab-stop style:position="0.8398in"/>
        </style:tab-stops>
      </style:paragraph-properties>
    </style:style>
    <style:style style:name="Liste_20_à_20_puces_20_5" style:display-name="Liste à puces 5" style:family="paragraph" style:parent-style-name="Standard" style:list-style-name="WW8Num5">
      <style:paragraph-properties fo:margin-left="1.0362in" fo:margin-right="0in" fo:text-indent="0in" style:auto-text-indent="false">
        <style:tab-stops>
          <style:tab-stop style:position="1.0362in"/>
        </style:tab-stops>
      </style:paragraph-properties>
    </style:style>
    <style:style style:name="Liste_20_à_20_numéros_20_2" style:display-name="Liste à numéros 2" style:family="paragraph" style:parent-style-name="Standard" style:list-style-name="WW8Num4">
      <style:paragraph-properties fo:margin-left="0.4465in" fo:margin-right="0in" fo:text-indent="0in" style:auto-text-indent="false">
        <style:tab-stops>
          <style:tab-stop style:position="0.4465in"/>
        </style:tab-stops>
      </style:paragraph-properties>
    </style:style>
    <style:style style:name="Liste_20_à_20_numéros_20_3" style:display-name="Liste à numéros 3" style:family="paragraph" style:parent-style-name="Standard" style:list-style-name="WW8Num3">
      <style:paragraph-properties fo:margin-left="0.6429in" fo:margin-right="0in" fo:text-indent="0in" style:auto-text-indent="false">
        <style:tab-stops>
          <style:tab-stop style:position="0.6429in"/>
        </style:tab-stops>
      </style:paragraph-properties>
    </style:style>
    <style:style style:name="Liste_20_à_20_numéros_20_4" style:display-name="Liste à numéros 4" style:family="paragraph" style:parent-style-name="Standard" style:list-style-name="WW8Num2">
      <style:paragraph-properties fo:margin-left="0.8398in" fo:margin-right="0in" fo:text-indent="0in" style:auto-text-indent="false">
        <style:tab-stops>
          <style:tab-stop style:position="0.8398in"/>
        </style:tab-stops>
      </style:paragraph-properties>
    </style:style>
    <style:style style:name="Liste_20_à_20_numéros_20_5" style:display-name="Liste à numéros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Formule_20_de_20_politesse" style:display-name="Formule de politesse" style:family="paragraph" style:parent-style-name="Standard">
      <style:paragraph-properties fo:margin-left="2.9528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1665in" fo:margin-bottom="0.0835in" loext:contextual-spacing="false" fo:text-indent="0in" style:auto-text-indent="false"/>
    </style:style>
    <style:style style:name="Liste_20_continue" style:display-name="Liste continue" style:family="paragraph" style:parent-style-name="Standard">
      <style:paragraph-properties fo:margin-left="0.1965in" fo:margin-right="0in" fo:margin-top="0.1665in" fo:margin-bottom="0.0835in" loext:contextual-spacing="false" fo:text-indent="0in" style:auto-text-indent="false"/>
    </style:style>
    <style:style style:name="Liste_20_continue_20_2" style:display-name="Liste continue 2" style:family="paragraph" style:parent-style-name="Standard">
      <style:paragraph-properties fo:margin-left="0.3929in" fo:margin-right="0in" fo:margin-top="0.1665in" fo:margin-bottom="0.0835in" loext:contextual-spacing="false" fo:text-indent="0in" style:auto-text-indent="false"/>
    </style:style>
    <style:style style:name="Liste_20_continue_20_3" style:display-name="Liste continue 3" style:family="paragraph" style:parent-style-name="Standard">
      <style:paragraph-properties fo:margin-left="0.5898in" fo:margin-right="0in" fo:margin-top="0.1665in" fo:margin-bottom="0.0835in" loext:contextual-spacing="false" fo:text-indent="0in" style:auto-text-indent="false"/>
    </style:style>
    <style:style style:name="Liste_20_continue_20_4" style:display-name="Liste continue 4" style:family="paragraph" style:parent-style-name="Standard">
      <style:paragraph-properties fo:margin-left="0.7862in" fo:margin-right="0in" fo:margin-top="0.1665in" fo:margin-bottom="0.0835in" loext:contextual-spacing="false" fo:text-indent="0in" style:auto-text-indent="false"/>
    </style:style>
    <style:style style:name="Liste_20_continue_20_5" style:display-name="Liste continue 5" style:family="paragraph" style:parent-style-name="Standard">
      <style:paragraph-properties fo:margin-left="0.9827in" fo:margin-right="0in" fo:margin-top="0.1665in" fo:margin-bottom="0.0835in" loext:contextual-spacing="false" fo:text-indent="0in" style:auto-text-indent="false"/>
    </style:style>
    <style:style style:name="En-tête_20_de_20_message" style:display-name="En-tête de message"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Salutations" style:family="paragraph" style:parent-style-name="Standard" style:next-style-name="Standard"/>
    <style:style style:name="Date" style:family="paragraph" style:parent-style-name="Standard" style:next-style-name="Standard"/>
    <style:style style:name="Retrait_20_1re_20_ligne" style:display-name="Retrait 1re ligne" style:family="paragraph" style:parent-style-name="Text_20_body">
      <style:paragraph-properties fo:margin-left="0in" fo:margin-right="0in" fo:text-indent="0.1457in" style:auto-text-indent="false"/>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Titre_20_de_20_note" style:display-name="Titre de note" style:family="paragraph" style:parent-style-name="Standard" style:next-style-name="Standard"/>
    <style:style style:name="Corps_20_de_20_texte_20_2" style:display-name="Corps de texte 2" style:family="paragraph" style:parent-style-name="Standard">
      <style:paragraph-properties fo:margin-top="0.1665in" fo:margin-bottom="0.0835in" loext:contextual-spacing="false" fo:line-height="200%"/>
    </style:style>
    <style:style style:name="Corps_20_de_20_texte_20_3" style:display-name="Corps de texte 3" style:family="paragraph" style:parent-style-name="Standard">
      <style:paragraph-properties fo:margin-top="0.1665in" fo:margin-bottom="0.0835in" loext:contextual-spacing="false"/>
      <style:text-properties fo:font-size="8pt" style:font-size-asian="8pt" style:font-size-complex="8pt"/>
    </style:style>
    <style:style style:name="Retrait_20_corps_20_de_20_texte_20_2" style:display-name="Retrait corps de texte 2" style:family="paragraph" style:parent-style-name="Standard">
      <style:paragraph-properties fo:margin-left="0.1965in" fo:margin-right="0in" fo:margin-top="0.1665in" fo:margin-bottom="0.0835in" loext:contextual-spacing="false" fo:line-height="200%" fo:text-indent="0in" style:auto-text-indent="false"/>
    </style:style>
    <style:style style:name="Retrait_20_corps_20_de_20_texte_20_3" style:display-name="Retrait corps de texte 3" style:family="paragraph" style:parent-style-name="Standard">
      <style:paragraph-properties fo:margin-left="0.1965in" fo:margin-right="0in" fo:margin-top="0.1665in" fo:margin-bottom="0.0835in" loext:contextual-spacing="false" fo:text-indent="0in" style:auto-text-indent="false"/>
      <style:text-properties fo:font-size="8pt" style:font-size-asian="8pt" style:font-size-complex="8pt"/>
    </style:style>
    <style:style style:name="Normal_20_centré" style:display-name="Normal centré" style:family="paragraph" style:parent-style-name="Standard">
      <style:paragraph-properties fo:margin-left="1in" fo:margin-right="1in" fo:margin-top="0.1665in" fo:margin-bottom="0.0835in" loext:contextual-spacing="false" fo:text-indent="0in" style:auto-text-indent="false"/>
    </style:style>
    <style:style style:name="Texte_20_brut" style:display-name="Texte brut"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Signature_20_électronique" style:display-name="Signature électronique" style:family="paragraph" style:parent-style-name="Standard"/>
    <style:style style:name="Quotations" style:family="paragraph" style:parent-style-name="Standard" style:next-style-name="Standard" style:class="html">
      <style:paragraph-properties fo:margin-left="0.7874in" fo:margin-right="0.7874in" fo:margin-top="0.139in" fo:margin-bottom="0.111in" loext:contextual-spacing="false" fo:text-align="start" style:justify-single-word="false" fo:text-indent="0in" style:auto-text-indent="false"/>
      <style:text-properties fo:font-size="10pt" style:font-size-asian="10pt" style:font-style-complex="italic"/>
    </style:style>
    <style:style style:name="Parolechiave" style:family="paragraph" style:parent-style-name="MotsCles"/>
    <style:style style:name="Titre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Oeuvre" style:family="paragraph" style:parent-style-name="TitreOeuvre" style:next-style-name="Standard"/>
    <style:style style:name="Citation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0pt" style:font-size-asian="10pt"/>
    </style:style>
    <style:style style:name="Titre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style:style>
    <style:style style:name="DatePubliOeuvre" style:family="paragraph" style:parent-style-name="TitreOeuvre"/>
    <style:style style:name="DatePubli" style:family="paragraph" style:parent-style-name="MotsCles" style:next-style-name="Standard"/>
    <style:style style:name="DatePubliPapier" style:family="paragraph" style:parent-style-name="MotsCles" style:next-style-name="DatePubli"/>
    <style:style style:name="DescriptionAuteur" style:family="paragraph" style:parent-style-name="Auteur"/>
    <style:style style:name="EditeurScientifique" style:family="paragraph" style:parent-style-name="Auteur"/>
    <style:style style:name="Encadre" style:family="paragraph" style:parent-style-name="Standard">
      <loext:graphic-properties draw:fill="solid" draw:fill-color="#e0e0e0" draw:opacity="100%"/>
      <style:paragraph-properties fo:margin-left="0.7874in" fo:margin-right="0.7874in" fo:margin-top="0.139in" fo:margin-bottom="0.111in" loext:contextual-spacing="false" fo:text-align="start" style:justify-single-word="false" fo:text-indent="0in" style:auto-text-indent="false" fo:background-color="#e0e0e0"/>
      <style:text-properties fo:font-size="10pt" style:font-size-asian="10pt" style:font-style-complex="italic"/>
    </style:style>
    <style:style style:name="Legende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NoticeBiblioOeuvre" style:family="paragraph" style:parent-style-name="TitreOeuvre" style:next-style-name="DatePubliOeuvre">
      <style:paragraph-properties fo:padding-left="0in" fo:padding-right="0in" fo:padding-top="0.0138in" fo:padding-bottom="0in" fo:border-left="none" fo:border-right="none" fo:border-top="0.51pt solid #000000" fo:border-bottom="none"/>
    </style:style>
    <style:style style:name="ParagrapheSansRetrait" style:family="paragraph" style:parent-style-name="Standard"/>
    <style:style style:name="Credits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motsclesru" style:family="paragraph" style:parent-style-name="MotsCles"/>
    <style:style style:name="Resumeel" style:family="paragraph" style:parent-style-name="Resume"/>
    <style:style style:name="MotsClesel" style:family="paragraph" style:parent-style-name="MotsCles"/>
    <style:style style:name="Titulueu" style:family="paragraph" style:parent-style-name="Titre_20__28_fr_29_"/>
    <style:style style:name="Resumeeu" style:family="paragraph" style:parent-style-name="Resume"/>
    <style:style style:name="MotsCleseu" style:family="paragraph" style:parent-style-name="MotsCles"/>
    <style:style style:name="Titrehe" style:family="paragraph" style:parent-style-name="Titre_20__28_fr_29_"/>
    <style:style style:name="Resumehe" style:family="paragraph" style:parent-style-name="Resume"/>
    <style:style style:name="MotsCleshe" style:family="paragraph" style:parent-style-name="MotsCles"/>
    <style:style style:name="Cimhu" style:family="paragraph" style:parent-style-name="Titre_20__28_fr_29_"/>
    <style:style style:name="Rezume" style:family="paragraph" style:parent-style-name="Resume"/>
    <style:style style:name="MotsCleshu" style:family="paragraph" style:parent-style-name="MotsCles"/>
    <style:style style:name="Resumeja" style:family="paragraph" style:parent-style-name="Resume"/>
    <style:style style:name="MotsClesja" style:family="paragraph" style:parent-style-name="MotsCles"/>
    <style:style style:name="Titulusla" style:family="paragraph" style:parent-style-name="Titre_20__28_fr_29_"/>
    <style:style style:name="Resumela" style:family="paragraph" style:parent-style-name="Resume"/>
    <style:style style:name="VerbaClaves" style:family="paragraph" style:parent-style-name="MotsCles"/>
    <style:style style:name="Resumemk" style:family="paragraph" style:parent-style-name="Resume"/>
    <style:style style:name="MotsClesmk" style:family="paragraph" style:parent-style-name="MotsCles"/>
    <style:style style:name="Titelnl" style:family="paragraph" style:parent-style-name="Titre_20__28_fr_29_"/>
    <style:style style:name="Samenvatingnl" style:family="paragraph" style:parent-style-name="Resume"/>
    <style:style style:name="Trefwoordennl" style:family="paragraph" style:parent-style-name="MotsCles"/>
    <style:style style:name="Titulopt" style:family="paragraph" style:parent-style-name="Titre_20__28_fr_29_"/>
    <style:style style:name="Resumo" style:family="paragraph" style:parent-style-name="Resume"/>
    <style:style style:name="Palavraschaves" style:family="paragraph" style:parent-style-name="MotsCles"/>
    <style:style style:name="Resumetr" style:family="paragraph" style:parent-style-name="Resume"/>
    <style:style style:name="MotsClestr" style:family="paragraph" style:parent-style-name="MotsCles"/>
    <style:style style:name="Auteurtraite" style:family="paragraph" style:parent-style-name="Auteur"/>
    <style:style style:name="Collaborateur" style:family="paragraph" style:parent-style-name="Auteur"/>
    <style:style style:name="PersonnesCitees" style:family="paragraph" style:parent-style-name="Auteur"/>
    <style:style style:name="Geographieen" style:family="paragraph" style:parent-style-name="MotsCles"/>
    <style:style style:name="InstitutionalKeywords" style:family="paragraph" style:parent-style-name="MotsCles"/>
    <style:style style:name="Institutions" style:family="paragraph" style:parent-style-name="MotsCles"/>
    <style:style style:name="Population" style:family="paragraph" style:parent-style-name="MotsCles"/>
    <style:style style:name="Personnages" style:family="paragraph" style:parent-style-name="MotsCles"/>
    <style:style style:name="Topics" style:family="paragraph" style:parent-style-name="MotsCles"/>
    <style:style style:name="OeuvreTraitee" style:family="paragraph" style:parent-style-name="MotsCles"/>
    <style:style style:name="OuvragesRecenses" style:family="paragraph" style:parent-style-name="MotsCles"/>
    <style:style style:name="Accroche" style:family="paragraph" style:parent-style-name="MotsCles"/>
    <style:style style:name="NoticeBiblio" style:family="paragraph" style:parent-style-name="MotsCles"/>
    <style:style style:name="DroitsAuteur" style:family="paragraph" style:parent-style-name="MotsCles"/>
    <style:style style:name="NumeroDuDocument" style:family="paragraph" style:parent-style-name="Pagination"/>
    <style:style style:name="motsclesca" style:family="paragraph" style:parent-style-name="MotsCles" style:next-style-name="Standard"/>
    <style:style style:name="titreca" style:family="paragraph" style:parent-style-name="Titre_20__28_fr_29_" style:next-style-name="Standard"/>
    <style:style style:name="resumeca" style:family="paragraph" style:parent-style-name="Resume" style:next-style-name="Standard"/>
    <style:style style:name="Resumear" style:family="paragraph" style:parent-style-name="Resume"/>
    <style:style style:name="MotsClesar" style:family="paragraph" style:parent-style-name="MotsCles"/>
    <style:style style:name="Titrear" style:family="paragraph" style:parent-style-name="Titre_20__28_fr_29_"/>
    <style:style style:name="titretraduitmg" style:family="paragraph" style:parent-style-name="Titre_20__28_fr_29_"/>
    <style:style style:name="resumemg" style:family="paragraph" style:parent-style-name="Resume"/>
    <style:style style:name="motsclesmg" style:family="paragraph" style:parent-style-name="MotsCles"/>
    <style:style style:name="titretraduitru" style:family="paragraph" style:parent-style-name="Titre_20__28_fr_29_"/>
    <style:style style:name="resumeru" style:family="paragraph" style:parent-style-name="Resume"/>
    <style:style style:name="geographyun" style:family="paragraph" style:parent-style-name="Geographie"/>
    <style:style style:name="Bibliographie" style:family="paragraph" style:parent-style-name="Standard" style:next-style-name="Standard"/>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0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0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1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1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ymbol" fo:font-family="Symbol" style:font-pitch="variable" style:font-charset="x-symbol"/>
    </style:style>
    <style:style style:name="WW8Num18z1" style:family="text">
      <style:text-properties style:font-name="Courier New" fo:font-family="'Courier New'" style:font-pitch="variable"/>
    </style:style>
    <style:style style:name="WW8Num18z2" style:family="text">
      <style:text-properties style:font-name="Wingdings" fo:font-family="Wingdings"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Grille_20_couleur_20_-_20_Accent_20_1_20_Car" style:display-name="Grille couleur - Accent 1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Citation_20_HTML" style:display-name="Citation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8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80" style:font-name="Courier New" fo:font-family="'Courier New'" style:font-pitch="variable" fo:font-size="20pt" style:letter-kerning="true" style:font-size-asian="20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style:font-family-generic-complex="roman" style:font-pitch-complex="variable" style:font-size-complex="12pt"/>
    </style:style>
    <style:style style:name="normal" style:family="text"/>
    <style:style style:name="En-tête_20_Car" style:display-name="En-tête Car" style:family="text">
      <style:text-properties fo:font-size="12pt" style:font-size-asian="12pt" style:font-size-complex="12pt"/>
    </style:style>
    <style:style style:name="apple-converted-space" style:family="text"/>
    <style:style style:name="Titre_20_8_20_Car" style:display-name="Titre 8 Car" style:family="text">
      <style:text-properties fo:font-size="16pt" style:font-size-asian="16pt" style:font-size-complex="12pt" style:font-style-complex="italic"/>
    </style:style>
    <style:style style:name="Titre_20_9_20_Car" style:display-name="Titre 9 Car" style:family="text">
      <style:text-properties fo:font-size="14pt" style:font-size-asian="14pt" style:font-name-complex="Arial" style:font-family-complex="Arial" style:font-family-generic-complex="swiss" style:font-pitch-complex="variable" style:font-size-complex="11pt" style:font-style-complex="italic"/>
    </style:style>
    <style:style style:name="Adresse_20_HTML_20_Car" style:display-name="Adresse HTML Car" style:family="text">
      <style:text-properties fo:font-size="12pt" fo:font-style="italic" style:font-size-asian="12pt" style:font-style-asian="italic" style:font-size-complex="12pt" style:font-style-complex="italic"/>
    </style:style>
    <style:style style:name="Code_20_HTML" style:display-name="Cod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Clavier_20_HTML" style:display-name="Clavier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Préformaté_20_HTML_20_Car" style:display-name="Préformaté HTML Car" style:family="text">
      <style:text-properties style:font-name="Courier New" fo:font-family="'Courier New'" style:font-pitch="variable" style:font-name-complex="Courier New" style:font-family-complex="'Courier New'" style:font-pitch-complex="variable"/>
    </style:style>
    <style:style style:name="Exemple_20_HTML" style:display-name="Exemple HTML" style:family="text">
      <style:text-properties style:font-name="Courier New" fo:font-family="'Courier New'" style:font-pitch="variable" style:font-name-asian="Times New Roman" style:font-family-asian="'Times New Roman'" style:font-family-generic-asian="roman" style:font-pitch-asian="variable" style:font-name-complex="Courier New" style:font-family-complex="'Courier New'" style:font-pitch-complex="variable"/>
    </style:style>
    <style:style style:name="Machine_20_à_20_écrire_20_HTML" style:display-name="Machine à écrir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Note_20_de_20_fin_20_Car" style:display-name="Note de fin Car" style:family="text"/>
    <style:style style:name="Texte_20_de_20_macro_20_Car" style:display-name="Texte de macro Car" style:family="text">
      <style:text-properties style:font-name="Courier New" fo:font-family="'Courier New'" style:font-pitch="variable" style:font-name-complex="Courier New" style:font-family-complex="'Courier New'" style:font-pitch-complex="variable"/>
    </style:style>
    <style:style style:name="Formule_20_de_20_politesse_20_Car" style:display-name="Formule de politesse Car" style:family="text">
      <style:text-properties fo:font-size="12pt" style:font-size-asian="12pt" style:font-size-complex="12pt"/>
    </style:style>
    <style:style style:name="Signature_20_Car" style:display-name="Signature Car" style:family="text">
      <style:text-properties fo:font-size="12pt" style:font-size-asian="12pt" style:font-size-complex="12pt"/>
    </style:style>
    <style:style style:name="Retrait_20_corps_20_de_20_texte_20_Car" style:display-name="Retrait corps de texte Car" style:family="text">
      <style:text-properties fo:font-size="12pt" style:font-size-asian="12pt" style:font-size-complex="12pt"/>
    </style:style>
    <style:style style:name="En-tête_20_de_20_message_20_Car" style:display-name="En-tête de message Car" style:family="tex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Salutations_20_Car" style:display-name="Salutations Car" style:family="text">
      <style:text-properties fo:font-size="12pt" style:font-size-asian="12pt" style:font-size-complex="12pt"/>
    </style:style>
    <style:style style:name="Date_20_Car" style:display-name="Date Car" style:family="text">
      <style:text-properties fo:font-size="12pt" style:font-size-asian="12pt" style:font-size-complex="12pt"/>
    </style:style>
    <style:style style:name="Retrait_20_1re_20_ligne_20_Car" style:display-name="Retrait 1re ligne Car" style:family="text"/>
    <style:style style:name="Retrait_20_corps_20_et_20_1re_20_lig._20_Car" style:display-name="Retrait corps et 1re lig. Car" style:family="text"/>
    <style:style style:name="Titre_20_de_20_note_20_Car" style:display-name="Titre de note Car" style:family="text">
      <style:text-properties fo:font-size="12pt" style:font-size-asian="12pt" style:font-size-complex="12pt"/>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Retrait_20_corps_20_de_20_texte_20_2_20_Car" style:display-name="Retrait corps de texte 2 Car" style:family="text">
      <style:text-properties fo:font-size="12pt" style:font-size-asian="12pt" style:font-size-complex="12pt"/>
    </style:style>
    <style:style style:name="Retrait_20_corps_20_de_20_texte_20_3_20_Car" style:display-name="Retrait corps de texte 3 Car" style:family="text">
      <style:text-properties fo:font-size="8pt" style:font-size-asian="8pt" style:font-size-complex="8pt"/>
    </style:style>
    <style:style style:name="Explorateur_20_de_20_documents_20_Car" style:display-name="Explorateur de documents Car" style:family="text">
      <style:text-properties style:font-name="Tahoma" fo:font-family="Tahoma" style:font-pitch="variable" fo:background-color="#000080" style:font-name-complex="Tahoma" style:font-family-complex="Tahoma" style:font-pitch-complex="variable"/>
    </style:style>
    <style:style style:name="Texte_20_brut_20_Car" style:display-name="Texte brut Car" style:family="text">
      <style:text-properties style:font-name="Courier New" fo:font-family="'Courier New'" style:font-pitch="variable" style:font-name-complex="Courier New" style:font-family-complex="'Courier New'" style:font-pitch-complex="variable"/>
    </style:style>
    <style:style style:name="Signature_20_électronique_20_Car" style:display-name="Signature électronique Car" style:family="text">
      <style:text-properties fo:font-size="12pt" style:font-size-asian="12pt" style:font-size-complex="12pt"/>
    </style:style>
    <style:style style:name="Citation_20_Car" style:display-name="Citation Car" style:family="text">
      <style:text-properties style:font-size-complex="12pt"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9-01-04T11:29:06.507692750</meta:creation-date>
    <meta:editing-cycles>14</meta:editing-cycles>
    <meta:editing-duration>PT3H9M33S</meta:editing-duration>
    <meta:generator>LibreOffice/5.1.6.2$Linux_X86_64 LibreOffice_project/10m0$Build-2</meta:generator>
    <dc:date>2019-03-18T11:49:57.874319457</dc:date>
    <meta:document-statistic meta:table-count="0" meta:image-count="0" meta:object-count="0" meta:page-count="5" meta:paragraph-count="40" meta:word-count="1399" meta:character-count="9345" meta:non-whitespace-character-count="7976"/>
  </office:meta>
</office:document-meta>
</file>